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>
      <style:graphic-properties style:protect="size"/>
    </style:style>
    <style:style style:name="gr4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gr8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gr9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gr10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gr11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gr12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gr13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gr14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gr15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gr16" style:family="graphic" style:parent-style-name="standard">
      <style:graphic-properties draw:fill="none" draw:textarea-horizontal-align="justify" draw:textarea-vertical-align="middle" draw:auto-grow-height="fals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text-properties fo:font-size="14pt" style:font-size-asian="14pt" style:font-size-complex="14pt"/>
    </style:style>
    <style:style style:name="P3" style:family="paragraph">
      <style:paragraph-properties fo:text-align="center"/>
      <style:text-properties fo:font-size="18pt"/>
    </style:style>
    <style:style style:name="P4" style:family="paragraph">
      <style:text-properties fo:font-size="20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xml:id="id1" draw:id="id1" draw:layer="layout" svg:width="3cm" svg:height="2cm" svg:x="0.7cm" svg:y="6cm">
          <text:p text:style-name="P1">Packet</text:p>
          <text:p text:style-name="P1">reception</text:p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2.2cm" svg:height="2cm" svg:x="4.4cm" svg:y="6cm">
          <text:p text:style-name="P1">defrag</text:p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3.2cm" svg:height="2cm" svg:x="7.3cm" svg:y="6cm">
          <text:p text:style-name="P1">conntrack</text:p>
          <draw:enhanced-geometry svg:viewBox="0 0 21600 21600" draw:type="rectangle" draw:enhanced-path="M 0 0 L 21600 0 21600 21600 0 21600 0 0 Z N"/>
        </draw:custom-shape>
        <draw:custom-shape draw:style-name="gr1" draw:text-style-name="P1" xml:id="id4" draw:id="id4" draw:layer="layout" svg:width="2.6cm" svg:height="2cm" svg:x="11.2cm" svg:y="6cm">
          <text:p text:style-name="P1">firewall,</text:p>
          <text:p text:style-name="P1">NAT</text:p>
          <draw:enhanced-geometry svg:viewBox="0 0 21600 21600" draw:type="rectangle" draw:enhanced-path="M 0 0 L 21600 0 21600 21600 0 21600 0 0 Z N"/>
        </draw:custom-shape>
        <draw:custom-shape draw:style-name="gr1" draw:text-style-name="P1" xml:id="id5" draw:id="id5" draw:layer="layout" svg:width="2.2cm" svg:height="2cm" svg:x="14.5cm" svg:y="6cm">
          <text:p text:style-name="P1">routing</text:p>
          <draw:enhanced-geometry svg:viewBox="0 0 21600 21600" draw:type="rectangle" draw:enhanced-path="M 0 0 L 21600 0 21600 21600 0 21600 0 0 Z N"/>
        </draw:custom-shape>
        <draw:custom-shape draw:style-name="gr1" draw:text-style-name="P1" xml:id="id6" draw:id="id6" draw:layer="layout" svg:width="2.6cm" svg:height="2cm" svg:x="17.9cm" svg:y="6cm">
          <text:p text:style-name="P1">forward</text:p>
          <draw:enhanced-geometry svg:viewBox="0 0 21600 21600" draw:type="rectangle" draw:enhanced-path="M 0 0 L 21600 0 21600 21600 0 21600 0 0 Z N"/>
        </draw:custom-shape>
        <draw:custom-shape draw:style-name="gr1" draw:text-style-name="P1" xml:id="id7" draw:id="id7" draw:layer="layout" svg:width="2.2cm" svg:height="2cm" svg:x="21.7cm" svg:y="6cm">
          <text:p text:style-name="P1">routing</text:p>
          <draw:enhanced-geometry svg:viewBox="0 0 21600 21600" draw:type="rectangle" draw:enhanced-path="M 0 0 L 21600 0 21600 21600 0 21600 0 0 Z N"/>
        </draw:custom-shape>
        <draw:custom-shape draw:style-name="gr1" draw:text-style-name="P1" xml:id="id8" draw:id="id8" draw:layer="layout" svg:width="2.6cm" svg:height="2cm" svg:x="24.6cm" svg:y="6cm">
          <text:p text:style-name="P1">Packet</text:p>
          <text:p text:style-name="P1">dispatch</text:p>
          <draw:enhanced-geometry svg:viewBox="0 0 21600 21600" draw:type="rectangle" draw:enhanced-path="M 0 0 L 21600 0 21600 21600 0 21600 0 0 Z N"/>
        </draw:custom-shape>
        <draw:custom-shape draw:style-name="gr1" draw:text-style-name="P1" xml:id="id9" draw:id="id9" draw:layer="layout" svg:width="2.4cm" svg:height="2cm" svg:x="17.9cm" svg:y="3.3cm">
          <text:p text:style-name="P1">local</text:p>
          <text:p text:style-name="P1">process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3.7cm" svg:y1="7cm" svg:x2="4.4cm" svg:y2="7cm" draw:start-shape="id1" draw:start-glue-point="1" draw:end-shape="id2" draw:end-glue-point="3" svg:d="m3700 7000h700">
          <text:p/>
        </draw:connector>
        <draw:connector draw:style-name="gr2" draw:text-style-name="P1" draw:layer="layout" svg:x1="6.6cm" svg:y1="7cm" svg:x2="7.3cm" svg:y2="7cm" draw:start-shape="id2" draw:start-glue-point="1" draw:end-shape="id3" draw:end-glue-point="3" svg:d="m6600 7000h700">
          <text:p/>
        </draw:connector>
        <draw:connector draw:style-name="gr2" draw:text-style-name="P1" draw:layer="layout" svg:x1="10.5cm" svg:y1="7cm" svg:x2="11.2cm" svg:y2="7cm" draw:start-shape="id3" draw:start-glue-point="1" draw:end-shape="id4" draw:end-glue-point="3" svg:d="m10500 7000h700">
          <text:p/>
        </draw:connector>
        <draw:connector draw:style-name="gr2" draw:text-style-name="P1" draw:layer="layout" svg:x1="13.8cm" svg:y1="7cm" svg:x2="14.5cm" svg:y2="7cm" draw:start-shape="id4" draw:start-glue-point="1" draw:end-shape="id5" draw:end-glue-point="3" svg:d="m13800 7000h700">
          <text:p/>
        </draw:connector>
        <draw:connector draw:style-name="gr2" draw:text-style-name="P1" draw:layer="layout" svg:x1="16.7cm" svg:y1="7cm" svg:x2="17.9cm" svg:y2="7cm" draw:start-shape="id5" draw:start-glue-point="1" draw:end-shape="id6" draw:end-glue-point="3" svg:d="m16700 7000h1200">
          <text:p/>
        </draw:connector>
        <draw:connector draw:style-name="gr2" draw:text-style-name="P1" draw:layer="layout" svg:x1="20.5cm" svg:y1="7cm" svg:x2="21.7cm" svg:y2="7cm" draw:start-shape="id6" draw:start-glue-point="1" draw:end-shape="id7" draw:end-glue-point="3" svg:d="m20500 7000h1200">
          <text:p/>
        </draw:connector>
        <draw:connector draw:style-name="gr2" draw:text-style-name="P1" draw:layer="layout" svg:x1="23.9cm" svg:y1="7cm" svg:x2="24.6cm" svg:y2="7cm" draw:start-shape="id7" draw:start-glue-point="1" draw:end-shape="id8" draw:end-glue-point="3" svg:d="m23900 7000h700">
          <text:p/>
        </draw:connector>
        <draw:custom-shape draw:style-name="gr1" draw:text-style-name="P1" xml:id="id10" draw:id="id10" draw:layer="layout" svg:width="2.4cm" svg:height="2cm" svg:x="12.4cm" svg:y="8.8cm">
          <text:p text:style-name="P1">Jool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15.6cm" svg:y1="6cm" svg:x2="17.9cm" svg:y2="4.3cm" draw:start-shape="id5" draw:start-glue-point="0" draw:end-shape="id9" draw:end-glue-point="3" svg:d="m15600 6000v-1700h2300">
          <text:p/>
        </draw:connector>
        <draw:connector draw:style-name="gr2" draw:text-style-name="P1" draw:layer="layout" svg:x1="20.3cm" svg:y1="4.3cm" svg:x2="22.8cm" svg:y2="6cm" draw:start-shape="id9" draw:start-glue-point="1" draw:end-shape="id7" draw:end-glue-point="0" svg:d="m20300 4300h2500v1700">
          <text:p/>
        </draw:connector>
        <draw:connector draw:style-name="gr2" draw:text-style-name="P1" draw:layer="layout" svg:x1="2.2cm" svg:y1="8cm" svg:x2="12.4cm" svg:y2="9.8cm" draw:start-shape="id1" draw:start-glue-point="2" draw:end-shape="id10" svg:d="m2200 8000v1800h10200">
          <text:p/>
        </draw:connector>
        <draw:connector draw:style-name="gr2" draw:text-style-name="P1" draw:layer="layout" svg:x1="14.8cm" svg:y1="9.8cm" svg:x2="22.8cm" svg:y2="8cm" draw:start-shape="id10" draw:start-glue-point="1" draw:end-shape="id7" draw:end-glue-point="2" svg:d="m14800 9800h8000v-1800">
          <text:p/>
        </draw:connector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custom-shape draw:style-name="gr1" draw:text-style-name="P1" xml:id="id13" draw:id="id13" draw:layer="layout" svg:width="4cm" svg:height="3.784cm" svg:x="1.8cm" svg:y="9.4cm">
          <text:p text:style-name="P1">Prerouting</text:p>
          <text:p text:style-name="P1"/>
          <text:p text:style-name="P1"/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12" draw:id="id12" draw:layer="layout" svg:width="4cm" svg:height="3.8cm" svg:x="22.3cm" svg:y="9.4cm">
          <text:p text:style-name="P1">Postrouting</text:p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1" xml:id="id11" draw:id="id11" draw:layer="layout" svg:width="4cm" svg:height="2cm" svg:x="6.9cm" svg:y="10.3cm">
          <text:p text:style-name="P1">Routing</text:p>
          <draw:enhanced-geometry svg:viewBox="0 0 21600 21600" draw:type="rectangle" draw:enhanced-path="M 0 0 L 21600 0 21600 21600 0 21600 0 0 Z N"/>
        </draw:custom-shape>
        <draw:custom-shape draw:style-name="gr1" draw:text-style-name="P1" xml:id="id15" draw:id="id15" draw:layer="layout" svg:width="4cm" svg:height="2cm" svg:x="14.7cm" svg:y="6cm">
          <text:p text:style-name="P1">Local</text:p>
          <text:p text:style-name="P1">process</text:p>
          <draw:enhanced-geometry svg:viewBox="0 0 21600 21600" draw:type="rectangle" draw:enhanced-path="M 0 0 L 21600 0 21600 21600 0 21600 0 0 Z N"/>
        </draw:custom-shape>
        <draw:custom-shape draw:style-name="gr1" draw:text-style-name="P1" xml:id="id16" draw:id="id16" draw:layer="layout" svg:width="4cm" svg:height="3.8cm" svg:x="19.6cm" svg:y="5.1cm">
          <text:p text:style-name="P1">Local Out</text:p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10.9cm" svg:y1="11.3cm" svg:x2="22.3cm" svg:y2="11.3cm" draw:start-shape="id11" draw:start-glue-point="1" draw:end-shape="id12" draw:end-glue-point="3" svg:d="m10900 11300h11400">
          <text:p/>
        </draw:connector>
        <draw:connector draw:style-name="gr2" draw:text-style-name="P1" draw:layer="layout" svg:x1="5.8cm" svg:y1="11.292cm" svg:x2="6.9cm" svg:y2="11.3cm" draw:start-shape="id13" draw:start-glue-point="1" draw:end-shape="id11" svg:d="m5800 11292h550v8h550">
          <text:p/>
        </draw:connector>
        <draw:connector draw:style-name="gr2" draw:text-style-name="P1" draw:layer="layout" svg:x1="8.9cm" svg:y1="10.3cm" svg:x2="9.8cm" svg:y2="7cm" draw:start-shape="id11" draw:start-glue-point="0" draw:end-shape="id14" draw:end-glue-point="3" svg:d="m8900 10300v-3300h900">
          <text:p/>
        </draw:connector>
        <draw:connector draw:style-name="gr2" draw:text-style-name="P1" draw:layer="layout" svg:x1="18.7cm" svg:y1="7cm" svg:x2="19.6cm" svg:y2="7cm" draw:start-shape="id15" draw:start-glue-point="1" draw:end-shape="id16" draw:end-glue-point="3" svg:d="m18700 7000h900">
          <text:p/>
        </draw:connector>
        <draw:connector draw:style-name="gr2" draw:text-style-name="P1" draw:layer="layout" svg:x1="23.6cm" svg:y1="7cm" svg:x2="24.3cm" svg:y2="9.4cm" draw:start-shape="id16" draw:start-glue-point="1" draw:end-shape="id12" draw:end-glue-point="0" svg:d="m23600 7000h700v2400">
          <text:p/>
        </draw:connector>
        <draw:frame draw:style-name="gr4" draw:text-style-name="P2" draw:layer="layout" svg:width="4cm" svg:height="1.916cm" svg:x="1.8cm" svg:y="10.8cm">
          <draw:text-box>
            <text:list text:style-name="L2">
              <text:list-item>
                <text:p><text:span text:style-name="T1">defrag</text:span></text:p>
              </text:list-item>
              <text:list-item>
                <text:p><text:span text:style-name="T1">conntrack</text:span></text:p>
              </text:list-item>
              <text:list-item>
                <text:p><text:span text:style-name="T1">DNAT</text:span></text:p>
              </text:list-item>
            </text:list>
          </draw:text-box>
        </draw:frame>
        <draw:custom-shape draw:style-name="gr1" draw:text-style-name="P1" xml:id="id14" draw:id="id14" draw:layer="layout" svg:width="4cm" svg:height="3.8cm" svg:x="9.8cm" svg:y="5.1cm">
          <text:p text:style-name="P1">Local In</text:p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13.8cm" svg:y1="7cm" svg:x2="14.7cm" svg:y2="7cm" draw:start-shape="id14" draw:start-glue-point="1" draw:end-shape="id15" draw:end-glue-point="3" svg:d="m13800 7000h900">
          <text:p/>
        </draw:connector>
        <draw:frame draw:style-name="gr5" draw:text-style-name="P2" draw:layer="layout" svg:width="4cm" svg:height="1.361cm" svg:x="22.3cm" svg:y="11cm">
          <draw:text-box>
            <text:list text:style-name="L2">
              <text:list-item>
                <text:p><text:span text:style-name="T1">conntrack</text:span></text:p>
              </text:list-item>
              <text:list-item>
                <text:p><text:span text:style-name="T1">SNAT</text:span></text:p>
              </text:list-item>
            </text:list>
          </draw:text-box>
        </draw:frame>
        <draw:frame draw:style-name="gr6" draw:text-style-name="P2" draw:layer="layout" svg:width="4cm" svg:height="1.361cm" svg:x="9.8cm" svg:y="6.8cm">
          <draw:text-box>
            <text:list text:style-name="L2">
              <text:list-item>
                <text:p><text:span text:style-name="T1">conntrack</text:span></text:p>
              </text:list-item>
              <text:list-item>
                <text:p><text:span text:style-name="T1">SNAT</text:span></text:p>
              </text:list-item>
            </text:list>
          </draw:text-box>
        </draw:frame>
        <draw:frame draw:style-name="gr7" draw:text-style-name="P2" draw:layer="layout" svg:width="4cm" svg:height="1.916cm" svg:x="19.6cm" svg:y="6.684cm">
          <draw:text-box>
            <text:list text:style-name="L2">
              <text:list-item>
                <text:p><text:span text:style-name="T1">defrag</text:span></text:p>
              </text:list-item>
              <text:list-item>
                <text:p><text:span text:style-name="T1">conntrack</text:span></text:p>
              </text:list-item>
              <text:list-item>
                <text:p><text:span text:style-name="T1">DNAT</text:span></text:p>
              </text:list-item>
            </text:list>
          </draw:text-box>
        </draw:frame>
        <draw:connector draw:style-name="gr2" draw:text-style-name="P1" draw:layer="layout" svg:x1="26.3cm" svg:y1="11.3cm" svg:x2="27.435cm" svg:y2="11.306cm" draw:start-shape="id12" draw:start-glue-point="1" svg:d="m26300 11300h818v6h317">
          <text:p/>
        </draw:connector>
        <draw:connector draw:style-name="gr2" draw:text-style-name="P1" draw:layer="layout" svg:x1="0.558cm" svg:y1="11.289cm" svg:x2="1.8cm" svg:y2="11.292cm" draw:end-shape="id13" draw:end-glue-point="3" svg:d="m558 11289h371v3h871">
          <text:p/>
        </draw:connector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custom-shape draw:style-name="gr1" draw:text-style-name="P3" xml:id="id19" draw:id="id19" draw:layer="layout" svg:width="4cm" svg:height="3.784cm" svg:x="1.8cm" svg:y="9.4cm">
          <text:p text:style-name="P1"><text:span text:style-name="T2">Prerouting</text:span></text:p>
          <text:p text:style-name="P1"><text:span text:style-name="T2"/></text:p>
          <text:p text:style-name="P1"><text:span text:style-name="T2"/></text:p>
          <text:p text:style-name="P1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" xml:id="id18" draw:id="id18" draw:layer="layout" svg:width="4cm" svg:height="3.8cm" svg:x="22.3cm" svg:y="9.4cm">
          <text:p text:style-name="P1"><text:span text:style-name="T2">Postrouting</text:span></text:p>
          <text:p text:style-name="P1"><text:span text:style-name="T2"/></text:p>
          <text:p text:style-name="P1"><text:span text:style-name="T2"/></text:p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custom-shape draw:style-name="gr1" draw:text-style-name="P3" xml:id="id17" draw:id="id17" draw:layer="layout" svg:width="4cm" svg:height="2cm" svg:x="6.9cm" svg:y="10.3cm">
          <text:p text:style-name="P1"><text:span text:style-name="T2">Routing</text:span></text:p>
          <draw:enhanced-geometry svg:viewBox="0 0 21600 21600" draw:type="rectangle" draw:enhanced-path="M 0 0 L 21600 0 21600 21600 0 21600 0 0 Z N"/>
        </draw:custom-shape>
        <draw:custom-shape draw:style-name="gr1" draw:text-style-name="P3" xml:id="id21" draw:id="id21" draw:layer="layout" svg:width="4cm" svg:height="2cm" svg:x="14.7cm" svg:y="6cm">
          <text:p text:style-name="P1"><text:span text:style-name="T2">Local</text:span></text:p>
          <text:p text:style-name="P1"><text:span text:style-name="T2">process</text:span></text:p>
          <draw:enhanced-geometry svg:viewBox="0 0 21600 21600" draw:type="rectangle" draw:enhanced-path="M 0 0 L 21600 0 21600 21600 0 21600 0 0 Z N"/>
        </draw:custom-shape>
        <draw:custom-shape draw:style-name="gr1" draw:text-style-name="P3" xml:id="id22" draw:id="id22" draw:layer="layout" svg:width="4cm" svg:height="3.8cm" svg:x="19.6cm" svg:y="5.1cm">
          <text:p text:style-name="P1"><text:span text:style-name="T2">Local Out</text:span></text:p>
          <text:p text:style-name="P1"><text:span text:style-name="T2"/></text:p>
          <text:p text:style-name="P1"><text:span text:style-name="T2"/></text:p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10.9cm" svg:y1="11.3cm" svg:x2="22.3cm" svg:y2="11.3cm" draw:start-shape="id17" draw:start-glue-point="1" draw:end-shape="id18" draw:end-glue-point="3" svg:d="m10900 11300h11400">
          <text:p/>
        </draw:connector>
        <draw:connector draw:style-name="gr2" draw:text-style-name="P1" draw:layer="layout" svg:x1="5.8cm" svg:y1="11.292cm" svg:x2="6.9cm" svg:y2="11.3cm" draw:start-shape="id19" draw:start-glue-point="1" draw:end-shape="id17" svg:d="m5800 11292h550v8h550">
          <text:p/>
        </draw:connector>
        <draw:connector draw:style-name="gr2" draw:text-style-name="P1" draw:layer="layout" svg:x1="8.9cm" svg:y1="10.3cm" svg:x2="9.8cm" svg:y2="7cm" draw:start-shape="id17" draw:start-glue-point="0" draw:end-shape="id20" draw:end-glue-point="3" svg:d="m8900 10300v-3300h900">
          <text:p/>
        </draw:connector>
        <draw:connector draw:style-name="gr2" draw:text-style-name="P1" draw:layer="layout" svg:x1="18.7cm" svg:y1="7cm" svg:x2="19.6cm" svg:y2="7cm" draw:start-shape="id21" draw:start-glue-point="1" draw:end-shape="id22" draw:end-glue-point="3" svg:d="m18700 7000h900">
          <text:p/>
        </draw:connector>
        <draw:connector draw:style-name="gr2" draw:text-style-name="P1" draw:layer="layout" svg:x1="23.6cm" svg:y1="7cm" svg:x2="24.3cm" svg:y2="9.4cm" draw:start-shape="id22" draw:start-glue-point="1" draw:end-shape="id18" draw:end-glue-point="0" svg:d="m23600 7000h700v2400">
          <text:p/>
        </draw:connector>
        <draw:frame draw:style-name="gr8" draw:text-style-name="P2" draw:layer="layout" svg:width="4cm" svg:height="1.916cm" svg:x="1.8cm" svg:y="10.8cm">
          <draw:text-box>
            <text:list text:style-name="L2">
              <text:list-item>
                <text:p><text:span text:style-name="T1">defrag</text:span></text:p>
              </text:list-item>
              <text:list-item>
                <text:p><text:span text:style-name="T1">conntrack</text:span></text:p>
              </text:list-item>
              <text:list-item>
                <text:p><text:span text:style-name="T1">Jool</text:span></text:p>
              </text:list-item>
            </text:list>
          </draw:text-box>
        </draw:frame>
        <draw:custom-shape draw:style-name="gr1" draw:text-style-name="P3" xml:id="id20" draw:id="id20" draw:layer="layout" svg:width="4cm" svg:height="3.8cm" svg:x="9.8cm" svg:y="5.1cm">
          <text:p text:style-name="P1"><text:span text:style-name="T2">Local In</text:span></text:p>
          <text:p text:style-name="P1"><text:span text:style-name="T2"/></text:p>
          <text:p text:style-name="P1"><text:span text:style-name="T2"/></text:p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13.8cm" svg:y1="7cm" svg:x2="14.7cm" svg:y2="7cm" draw:start-shape="id20" draw:start-glue-point="1" draw:end-shape="id21" draw:end-glue-point="3" svg:d="m13800 7000h900">
          <text:p/>
        </draw:connector>
        <draw:frame draw:style-name="gr9" draw:text-style-name="P2" draw:layer="layout" svg:width="4cm" svg:height="0.806cm" svg:x="22.3cm" svg:y="11cm">
          <draw:text-box>
            <text:list text:style-name="L2">
              <text:list-item>
                <text:p><text:span text:style-name="T1">conntrack</text:span></text:p>
              </text:list-item>
            </text:list>
          </draw:text-box>
        </draw:frame>
        <draw:frame draw:style-name="gr10" draw:text-style-name="P2" draw:layer="layout" svg:width="4cm" svg:height="0.806cm" svg:x="9.8cm" svg:y="6.8cm">
          <draw:text-box>
            <text:list text:style-name="L2">
              <text:list-item>
                <text:p><text:span text:style-name="T1">conntrack</text:span></text:p>
              </text:list-item>
            </text:list>
          </draw:text-box>
        </draw:frame>
        <draw:frame draw:style-name="gr11" draw:text-style-name="P2" draw:layer="layout" svg:width="4cm" svg:height="1.916cm" svg:x="19.6cm" svg:y="6.684cm">
          <draw:text-box>
            <text:list text:style-name="L2">
              <text:list-item>
                <text:p><text:span text:style-name="T1">defrag</text:span></text:p>
              </text:list-item>
              <text:list-item>
                <text:p><text:span text:style-name="T1">conntrack</text:span></text:p>
              </text:list-item>
              <text:list-item>
                <text:p><text:span text:style-name="T1">Jool</text:span></text:p>
              </text:list-item>
            </text:list>
          </draw:text-box>
        </draw:frame>
        <draw:connector draw:style-name="gr2" draw:text-style-name="P1" draw:layer="layout" svg:x1="26.3cm" svg:y1="11.3cm" svg:x2="27.435cm" svg:y2="11.306cm" draw:start-shape="id18" draw:start-glue-point="1" svg:d="m26300 11300h818v6h317">
          <text:p/>
        </draw:connector>
        <draw:connector draw:style-name="gr2" draw:text-style-name="P1" draw:layer="layout" svg:x1="0.558cm" svg:y1="11.289cm" svg:x2="1.8cm" svg:y2="11.292cm" draw:end-shape="id19" draw:end-glue-point="3" svg:d="m558 11289h371v3h871">
          <text:p/>
        </draw:connector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custom-shape draw:style-name="gr1" draw:text-style-name="P3" xml:id="id25" draw:id="id25" draw:layer="layout" svg:width="4cm" svg:height="3.784cm" svg:x="1.8cm" svg:y="9.4cm">
          <text:p text:style-name="P1"><text:span text:style-name="T2">Prerouting</text:span></text:p>
          <text:p text:style-name="P1"><text:span text:style-name="T2"/></text:p>
          <text:p text:style-name="P1"><text:span text:style-name="T2"/></text:p>
          <text:p text:style-name="P1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" xml:id="id24" draw:id="id24" draw:layer="layout" svg:width="4cm" svg:height="3.8cm" svg:x="22.3cm" svg:y="9.4cm">
          <text:p text:style-name="P1"><text:span text:style-name="T2">Postrouting</text:span></text:p>
          <text:p text:style-name="P1"><text:span text:style-name="T2"/></text:p>
          <text:p text:style-name="P1"><text:span text:style-name="T2"/></text:p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custom-shape draw:style-name="gr1" draw:text-style-name="P3" xml:id="id23" draw:id="id23" draw:layer="layout" svg:width="4cm" svg:height="2cm" svg:x="6.9cm" svg:y="10.3cm">
          <text:p text:style-name="P1"><text:span text:style-name="T2">Routing</text:span></text:p>
          <draw:enhanced-geometry svg:viewBox="0 0 21600 21600" draw:type="rectangle" draw:enhanced-path="M 0 0 L 21600 0 21600 21600 0 21600 0 0 Z N"/>
        </draw:custom-shape>
        <draw:custom-shape draw:style-name="gr1" draw:text-style-name="P3" xml:id="id27" draw:id="id27" draw:layer="layout" svg:width="4cm" svg:height="2cm" svg:x="14.7cm" svg:y="6cm">
          <text:p text:style-name="P1"><text:span text:style-name="T2">Local</text:span></text:p>
          <text:p text:style-name="P1"><text:span text:style-name="T2">process</text:span></text:p>
          <draw:enhanced-geometry svg:viewBox="0 0 21600 21600" draw:type="rectangle" draw:enhanced-path="M 0 0 L 21600 0 21600 21600 0 21600 0 0 Z N"/>
        </draw:custom-shape>
        <draw:custom-shape draw:style-name="gr1" draw:text-style-name="P3" xml:id="id28" draw:id="id28" draw:layer="layout" svg:width="4cm" svg:height="3.8cm" svg:x="19.6cm" svg:y="5.1cm">
          <text:p text:style-name="P1"><text:span text:style-name="T2">Local Out</text:span></text:p>
          <text:p text:style-name="P1"><text:span text:style-name="T2"/></text:p>
          <text:p text:style-name="P1"><text:span text:style-name="T2"/></text:p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10.9cm" svg:y1="11.3cm" svg:x2="22.3cm" svg:y2="11.3cm" draw:start-shape="id23" draw:start-glue-point="1" draw:end-shape="id24" draw:end-glue-point="3" svg:d="m10900 11300h11400">
          <text:p/>
        </draw:connector>
        <draw:connector draw:style-name="gr2" draw:text-style-name="P1" draw:layer="layout" svg:x1="5.8cm" svg:y1="11.292cm" svg:x2="6.9cm" svg:y2="11.3cm" draw:start-shape="id25" draw:start-glue-point="1" draw:end-shape="id23" svg:d="m5800 11292h550v8h550">
          <text:p/>
        </draw:connector>
        <draw:connector draw:style-name="gr2" draw:text-style-name="P1" draw:layer="layout" svg:x1="8.9cm" svg:y1="10.3cm" svg:x2="9.8cm" svg:y2="7cm" draw:start-shape="id23" draw:start-glue-point="0" draw:end-shape="id26" draw:end-glue-point="3" svg:d="m8900 10300v-3300h900">
          <text:p/>
        </draw:connector>
        <draw:connector draw:style-name="gr2" draw:text-style-name="P1" draw:layer="layout" svg:x1="18.7cm" svg:y1="7cm" svg:x2="19.6cm" svg:y2="7cm" draw:start-shape="id27" draw:start-glue-point="1" draw:end-shape="id28" draw:end-glue-point="3" svg:d="m18700 7000h900">
          <text:p/>
        </draw:connector>
        <draw:connector draw:style-name="gr2" draw:text-style-name="P1" draw:layer="layout" svg:x1="23.6cm" svg:y1="7cm" svg:x2="24.3cm" svg:y2="9.4cm" draw:start-shape="id28" draw:start-glue-point="1" draw:end-shape="id24" draw:end-glue-point="0" svg:d="m23600 7000h700v2400">
          <text:p/>
        </draw:connector>
        <draw:frame draw:style-name="gr12" draw:text-style-name="P2" draw:layer="layout" svg:width="4cm" svg:height="1.916cm" svg:x="1.8cm" svg:y="11.3cm">
          <draw:text-box>
            <text:list text:style-name="L2">
              <text:list-item>
                <text:p><text:span text:style-name="T1">Jool</text:span></text:p>
              </text:list-item>
              <text:list-item>
                <text:p><text:span text:style-name="T1">defrag</text:span></text:p>
              </text:list-item>
              <text:list-item>
                <text:p><text:span text:style-name="T1">conntrack</text:span></text:p>
              </text:list-item>
            </text:list>
          </draw:text-box>
        </draw:frame>
        <draw:custom-shape draw:style-name="gr1" draw:text-style-name="P3" xml:id="id26" draw:id="id26" draw:layer="layout" svg:width="4cm" svg:height="3.8cm" svg:x="9.8cm" svg:y="5.1cm">
          <text:p text:style-name="P1"><text:span text:style-name="T2">Local In</text:span></text:p>
          <text:p text:style-name="P1"><text:span text:style-name="T2"/></text:p>
          <text:p text:style-name="P1"><text:span text:style-name="T2"/></text:p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13.8cm" svg:y1="7cm" svg:x2="14.7cm" svg:y2="7cm" draw:start-shape="id26" draw:start-glue-point="1" draw:end-shape="id27" draw:end-glue-point="3" svg:d="m13800 7000h900">
          <text:p/>
        </draw:connector>
        <draw:frame draw:style-name="gr13" draw:text-style-name="P2" draw:layer="layout" svg:width="4cm" svg:height="0.806cm" svg:x="22.3cm" svg:y="11cm">
          <draw:text-box>
            <text:list text:style-name="L2">
              <text:list-item>
                <text:p><text:span text:style-name="T1">conntrack</text:span></text:p>
              </text:list-item>
            </text:list>
          </draw:text-box>
        </draw:frame>
        <draw:frame draw:style-name="gr14" draw:text-style-name="P2" draw:layer="layout" svg:width="4cm" svg:height="0.806cm" svg:x="9.8cm" svg:y="6.8cm">
          <draw:text-box>
            <text:list text:style-name="L2">
              <text:list-item>
                <text:p><text:span text:style-name="T1">conntrack</text:span></text:p>
              </text:list-item>
            </text:list>
          </draw:text-box>
        </draw:frame>
        <draw:frame draw:style-name="gr15" draw:text-style-name="P2" draw:layer="layout" svg:width="4cm" svg:height="1.916cm" svg:x="19.6cm" svg:y="6.684cm">
          <draw:text-box>
            <text:list text:style-name="L2">
              <text:list-item>
                <text:p><text:span text:style-name="T1">defrag</text:span></text:p>
              </text:list-item>
              <text:list-item>
                <text:p><text:span text:style-name="T1">conntrack</text:span></text:p>
              </text:list-item>
              <text:list-item>
                <text:p><text:span text:style-name="T1">Jool</text:span></text:p>
              </text:list-item>
            </text:list>
          </draw:text-box>
        </draw:frame>
        <draw:connector draw:style-name="gr2" draw:text-style-name="P1" draw:layer="layout" svg:x1="26.3cm" svg:y1="11.3cm" svg:x2="27.435cm" svg:y2="11.306cm" draw:start-shape="id24" draw:start-glue-point="1" svg:d="m26300 11300h818v6h317">
          <text:p/>
        </draw:connector>
        <draw:connector draw:style-name="gr2" draw:text-style-name="P1" draw:layer="layout" svg:x1="0.558cm" svg:y1="11.289cm" svg:x2="1.8cm" svg:y2="11.292cm" draw:end-shape="id25" draw:end-glue-point="3" svg:d="m558 11289h371v3h871">
          <text:p/>
        </draw:connector>
        <draw:custom-shape draw:style-name="gr16" draw:text-style-name="P1" xml:id="id29" draw:id="id29" draw:layer="layout" svg:width="1.8cm" svg:height="0.716cm" svg:x="2.4cm" svg:y="11.3cm">
          <text:p/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line-skew="-7.05cm 0.299cm" svg:x1="4.2cm" svg:y1="11.658cm" svg:x2="24.3cm" svg:y2="13.2cm" draw:start-shape="id29" draw:start-glue-point="1" draw:end-shape="id24" draw:end-glue-point="2" svg:d="m4200 11658h2000v2342h18100v-800">
          <text:p/>
        </draw:connector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lberto Popper</meta:initial-creator>
    <meta:creation-date>2013-11-06T12:05:36</meta:creation-date>
    <dc:date>2013-11-06T13:18:54</dc:date>
    <dc:creator>Alberto Popper</dc:creator>
    <meta:editing-duration>PT11M41S</meta:editing-duration>
    <meta:editing-cycles>7</meta:editing-cycles>
    <meta:generator>LibreOffice/3.6$Linux_X86_64 LibreOffice_project/360m1$Build-2</meta:generator>
    <meta:document-statistic meta:object-count="106"/>
  </office:meta>
</office:document-meta>
</file>